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Editing instructions for UCA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Editing instructions for UCA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39Z</meta:creation-date>
    <dc:date>2021-08-11T23:20:39Z</dc:date>
    <meta:user-defined meta:name="date" meta:value-type="string">August  11, 2021 (07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